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'WenQuanYi Micro Hei'&lt;" svg:font-family="''WenQuanYi Micro Hei'&lt;'" style:font-family-generic="system" style:font-pitch="variable"/>
    <style:font-face style:name="'WenQuanYi Micro Hei'&lt;/style&gt;222&lt;div&gt;333" svg:font-family="''WenQuanYi Micro Hei'&lt;/style&gt;222&lt;div&gt;333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fo:color="#800000" style:font-name="DejaVu Serif Condensed" fo:font-size="32pt" officeooo:rsid="000a0922" officeooo:paragraph-rsid="000a0922" fo:background-color="#ffff00" style:font-size-asian="32pt" style:font-size-complex="32pt"/>
    </style:style>
    <style:style style:name="T1" style:family="text">
      <style:text-properties officeooo:rsid="0008a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ll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'WenQuanYi Micro Hei'" svg:font-family="'WenQuanYi Micro Hei'" style:font-family-generic="system" style:font-pitch="variable"/>
    <style:font-face style:name="'WenQuanYi Micro Hei'" svg:font-family="'WenQuanYi Micro He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'WenQuanYi Micro Hei'&lt;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'WenQuanYi Micro Hei'&lt;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'WenQuanYi Micro Hei'" style:font-family-asian="'WenQuanYi Micro Hei'&lt;/style&gt;333&lt;div contenteditable=&quot;false&quot;&gt;&lt;svg&gt;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&lt;/svg&gt;&lt;/div&gt;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5-01-25T19:46:32.313687400</meta:creation-date>
    <dc:date>2015-01-25T10:53:20.207000000</dc:date>
    <meta:editing-duration>PT24S</meta:editing-duration>
    <meta:editing-cycles>6</meta:editing-cycles>
    <meta:generator>LibreOffice/4.2.8.2$Windows_x86 LibreOffice_project/48d50dbfc06349262c9d50868e5c1f630a573ebd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